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11cm" fo:min-width="12.962cm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5.46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6cm" fo:min-width="5.46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013cm" fo:min-width="12.962cm"/>
    </style:style>
    <style:style style:name="gr5" style:family="graphic" style:parent-style-name="standard">
      <style:graphic-properties draw:textarea-horizontal-align="justify" draw:textarea-vertical-align="middle" draw:auto-grow-height="false" fo:min-height="0.66cm" fo:min-width="5.4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54cm" fo:min-width="5.4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.70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51cm" fo:min-width="12.962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5.98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54cm" fo:min-width="12.96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62cm" svg:height="5.361cm" svg:x="1.143cm" svg:y="17.5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0.904cm" svg:x="1.651cm" svg:y="18.796cm">
          <text:p text:style-name="P1">Asse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69cm" svg:height="0.91cm" svg:x="1.651cm" svg:y="20.072cm">
          <text:p text:style-name="P1">Orderboo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0.904cm" svg:x="1.651cm" svg:y="21.363cm">
          <text:p text:style-name="P1">Mak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69cm" svg:height="0.91cm" svg:x="8.001cm" svg:y="20.072cm">
          <text:p text:style-name="P1">MT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0.904cm" svg:x="8.001cm" svg:y="18.781cm">
          <text:p text:style-name="P1">Marg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69cm" svg:height="0.91cm" svg:x="8.001cm" svg:y="21.342cm">
          <text:p text:style-name="P1">Mis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462cm" svg:height="5.263cm" svg:x="1.143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969cm" svg:height="0.904cm" svg:x="1.677cm" svg:y="11.486cm">
          <text:p text:style-name="P1">Tak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69cm" svg:height="0.91cm" svg:x="1.677cm" svg:y="12.735cm">
          <text:p text:style-name="P1">Tak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0.904cm" svg:x="1.677cm" svg:y="14.055cm">
          <text:p text:style-name="P1">Valid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976cm" svg:height="0.91cm" svg:x="8.081cm" svg:y="12.756cm">
          <text:p text:style-name="P1">Clear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76cm" svg:height="0.904cm" svg:x="8.081cm" svg:y="11.471cm">
          <text:p text:style-name="P1">Making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5.956cm" svg:height="0.962cm" svg:x="1.39cm" svg:y="10.397cm">
          <draw:text-box>
            <text:p>Atomic operations</text:p>
          </draw:text-box>
        </draw:frame>
        <draw:custom-shape draw:style-name="gr8" draw:text-style-name="P1" draw:layer="layout" svg:width="13.462cm" svg:height="3.76cm" svg:x="1.143cm" svg:y="23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969cm" svg:height="0.904cm" svg:x="1.651cm" svg:y="24.511cm">
          <text:p text:style-name="P1">Configuar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69cm" svg:height="0.91cm" svg:x="1.651cm" svg:y="25.76cm">
          <text:p text:style-name="P1">Timelin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76cm" svg:height="0.904cm" svg:x="8.001cm" svg:y="24.496cm">
          <text:p text:style-name="P1">Calculation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5.956cm" svg:height="0.962cm" svg:x="1.41cm" svg:y="23.386cm">
          <draw:text-box>
            <text:p>Context</text:p>
          </draw:text-box>
        </draw:frame>
        <draw:custom-shape draw:style-name="gr8" draw:text-style-name="P1" draw:layer="layout" svg:width="13.462cm" svg:height="3.76cm" svg:x="1.143cm" svg:y="0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969cm" svg:height="0.904cm" svg:x="1.397cm" svg:y="2.00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484cm" svg:height="0.904cm" svg:x="7.747cm" svg:y="2.008cm">
          <text:p text:style-name="P1">Admin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5.956cm" svg:height="0.962cm" svg:x="1.41cm" svg:y="0.919cm">
          <draw:text-box>
            <text:p>Interfaces</text:p>
          </draw:text-box>
        </draw:frame>
        <draw:custom-shape draw:style-name="gr10" draw:text-style-name="P1" draw:layer="layout" svg:width="13.462cm" svg:height="0.904cm" svg:x="1.143cm" svg:y="16.114cm">
          <text:p text:style-name="P1">Computed state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5.956cm" svg:height="0.962cm" svg:x="1.651cm" svg:y="17.699cm">
          <draw:text-box>
            <text:p>Raw stat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23:56:00.978785343</meta:creation-date>
    <dc:date>2021-11-29T21:33:15.348704644</dc:date>
    <meta:editing-duration>PT18H34M32S</meta:editing-duration>
    <meta:editing-cycles>1</meta:editing-cycles>
    <meta:document-statistic meta:object-count="25"/>
    <meta:generator>LibreOffice/6.4.7.2$Linux_X86_64 LibreOffice_project/40$Build-2</meta:generator>
  </office:meta>
</office:document-meta>
</file>